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223" officeooo:paragraph-rsid="000d9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atterns and results themselves are found in strings.txt</text:p>
      <text:p text:style-name="P1"/>
      <text:p text:style-name="P1">In linear memory access (1..27, 1..27, …), FIFO and LRU were the same (they are algorithmically the same), and RAND was slightly better, somehow.</text:p>
      <text:p text:style-name="P1"/>
      <text:p text:style-name="P1">In completely random memory access (numbers from 1-27, generated by numbergenerator.org), RAND performed worse in 3 different strings, and FIFO/LRU performed about the same.</text:p>
      <text:p text:style-name="P1"/>
      <text:p text:style-name="P1">In the random access from 1-14 (enough to have 1 page more than physical memory), LRU performed slightly worse than RAND and FIFO. <text:s/>This is probably due to luck.</text:p>
      <text:p text:style-name="P1"/>
      <text:p text:style-name="P1">In a randomized linear access, (1-10 for 100 references, then 10-20 for 100), RAND performed the worst, with LRU barely beating out FIF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2:30:37.890240578</meta:creation-date>
    <dc:date>2018-04-13T22:38:15.977582010</dc:date>
    <meta:editing-duration>PT7M38S</meta:editing-duration>
    <meta:editing-cycles>1</meta:editing-cycles>
    <meta:document-statistic meta:table-count="0" meta:image-count="0" meta:object-count="0" meta:page-count="1" meta:paragraph-count="5" meta:word-count="109" meta:character-count="676" meta:non-whitespace-character-count="571"/>
    <meta:generator>LibreOffice/5.1.6.2$Linux_X86_64 LibreOffice_project/10m0$Build-2</meta:generator>
  </office:meta>
</office:document-meta>
</file>